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72000000A2527BCE8C.png" manifest:media-type="image/png"/>
  <manifest:file-entry manifest:full-path="Pictures/100000010000055E00000091072E8960.png" manifest:media-type="image/png"/>
  <manifest:file-entry manifest:full-path="Pictures/1000000100000545000000E215FBE0B5.png" manifest:media-type="image/png"/>
  <manifest:file-entry manifest:full-path="Pictures/10000001000003EA000002EE8149F585.png" manifest:media-type="image/png"/>
  <manifest:file-entry manifest:full-path="Pictures/10000001000002E10000006E174405EA.png" manifest:media-type="image/png"/>
  <manifest:file-entry manifest:full-path="Pictures/1000000100000361000001D00E0C3BB7.png" manifest:media-type="image/png"/>
  <manifest:file-entry manifest:full-path="Pictures/10000001000002D5000000A4E4C67CAB.png" manifest:media-type="image/png"/>
  <manifest:file-entry manifest:full-path="Pictures/10000001000003E7000000F4EF2D159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7a19a" officeooo:paragraph-rsid="0007a19a"/>
    </style:style>
    <style:style style:name="P2" style:family="paragraph" style:parent-style-name="Heading_20_1">
      <style:text-properties officeooo:rsid="0007a19a" officeooo:paragraph-rsid="0007a19a"/>
    </style:style>
    <style:style style:name="P3" style:family="paragraph" style:parent-style-name="Standard">
      <style:paragraph-properties fo:margin-left="0in" fo:margin-right="0in" style:line-height-at-least="0.198in" fo:text-indent="0in" style:auto-text-indent="false"/>
      <style:text-properties fo:color="#800000" loext:opacity="100%" style:font-name="Droid Sans Mono" fo:font-size="10.5pt" fo:font-weight="bold" fo:background-color="#ffffff"/>
    </style:style>
    <style:style style:name="P4" style:family="paragraph" style:parent-style-name="Text_20_body">
      <style:text-properties officeooo:paragraph-rsid="0007a19a"/>
    </style:style>
    <style:style style:name="T1" style:family="text">
      <style:text-properties officeooo:rsid="00087eb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Assignment 1</text:h>
      <text:p text:style-name="P4"/>
      <text:p text:style-name="P3">Installation of Hadoop on a Single Node Cluster</text:p>
      <text:p text:style-name="Text_20_body"/>
      <text:p text:style-name="P4"><draw:frame draw:style-name="fr4" draw:name="Image1" text:anchor-type="char" svg:x="0in" svg:y="0in" svg:width="6.6929in" svg:height="1.6346in" draw:z-index="0"><draw:image xlink:href="Pictures/10000001000003E7000000F4EF2D1597.png" xlink:type="simple" xlink:show="embed" xlink:actuate="onLoad" draw:mime-type="image/png"/></draw:frame></text:p>
      <text:p text:style-name="P4"><draw:frame draw:style-name="fr1" draw:name="Image2" text:anchor-type="char" svg:width="6.6929in" svg:height="1.5138in" draw:z-index="1"><draw:image xlink:href="Pictures/10000001000002D5000000A4E4C67CAB.png" xlink:type="simple" xlink:show="embed" xlink:actuate="onLoad" draw:mime-type="image/png"/></draw:frame></text:p>
      <text:p text:style-name="P4"><draw:frame draw:style-name="fr4" draw:name="Image3" text:anchor-type="char" svg:x="0in" svg:y="0.1311in" svg:width="6.6929in" svg:height="0.9984in" draw:z-index="2"><draw:image xlink:href="Pictures/10000001000002E10000006E174405EA.png" xlink:type="simple" xlink:show="embed" xlink:actuate="onLoad" draw:mime-type="image/png"/></draw:frame></text:p>
      <text:p text:style-name="P4"><draw:frame draw:style-name="fr2" draw:name="Image4" text:anchor-type="char" svg:width="6.6929in" svg:height="3.5898in" draw:z-index="3"><draw:image xlink:href="Pictures/1000000100000361000001D00E0C3BB7.png" xlink:type="simple" xlink:show="embed" xlink:actuate="onLoad" draw:mime-type="image/png"/></draw:frame><text:soft-page-break/></text:p>
      <text:p text:style-name="P4"><draw:frame draw:style-name="fr3" draw:name="Image5" text:anchor-type="char" svg:width="6.6929in" svg:height="5.0098in" draw:z-index="4"><draw:image xlink:href="Pictures/10000001000003EA000002EE8149F585.png" xlink:type="simple" xlink:show="embed" xlink:actuate="onLoad" draw:mime-type="image/png"/></draw:frame></text:p>
      <text:p text:style-name="P4"><draw:frame draw:style-name="fr2" draw:name="Image6" text:anchor-type="char" svg:width="6.6929in" svg:height="1.1209in" draw:z-index="5"><draw:image xlink:href="Pictures/1000000100000545000000E215FBE0B5.png" xlink:type="simple" xlink:show="embed" xlink:actuate="onLoad" draw:mime-type="image/png"/></draw:frame><text:soft-page-break/></text:p>
      <text:p text:style-name="P4"><draw:frame draw:style-name="fr1" draw:name="Image7" text:anchor-type="char" svg:width="6.6929in" svg:height="0.7063in" draw:z-index="6"><draw:image xlink:href="Pictures/100000010000055E00000091072E8960.png" xlink:type="simple" xlink:show="embed" xlink:actuate="onLoad" draw:mime-type="image/png"/></draw:frame></text:p>
      <text:p text:style-name="P4"><draw:frame draw:style-name="fr1" draw:name="Image8" text:anchor-type="char" svg:width="6.6929in" svg:height="1.2291in" draw:z-index="7"><draw:image xlink:href="Pictures/1000000100000372000000A2527BCE8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7a19a" officeooo:paragraph-rsid="0007a19a"/>
    </style:style>
    <style:style style:name="MT1" style:family="text">
      <style:text-properties officeooo:rsid="00087eb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0801IT2210<text:span text:style-name="MT1">55</text:span> <text:span text:style-name="MT1">Faraz Khan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3T00:54:08.439486777</meta:creation-date>
    <dc:date>2026-04-23T01:02:25.787854850</dc:date>
    <meta:editing-duration>PT6M28S</meta:editing-duration>
    <meta:editing-cycles>2</meta:editing-cycles>
    <meta:generator>LibreOffice/24.2.7.2$Linux_X86_64 LibreOffice_project/420$Build-2</meta:generator>
    <meta:print-date>2026-04-23T01:02:11.745133260</meta:print-date>
    <meta:printed-by>PDF files</meta:printed-by>
    <meta:document-statistic meta:table-count="0" meta:image-count="8" meta:object-count="0" meta:page-count="3" meta:paragraph-count="3" meta:word-count="13" meta:character-count="82" meta:non-whitespace-character-count="72"/>
  </office:meta>
</office:document-meta>
</file>